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5.2cm" svg:height="20cm" svg:x="10.7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cm" svg:height="3.7cm" svg:x="13.2cm" svg:y="18.8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4cm" svg:y1="20.758cm" svg:x2="18.699cm" svg:y2="20.7cm">
          <text:p/>
        </draw:line>
        <draw:custom-shape draw:style-name="gr2" draw:text-style-name="P1" draw:layer="layout" svg:width="3.1cm" svg:height="3.7cm" svg:x="18.877cm" svg:y="18.783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cm" svg:height="3.7cm" svg:x="24.3cm" svg:y="18.8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2.001cm" svg:y1="20.758cm" svg:x2="24.3cm" svg:y2="20.7cm">
          <text:p/>
        </draw:line>
        <draw:polygon draw:style-name="gr4" draw:text-style-name="P1" draw:layer="layout" svg:width="0cm" svg:height="0cm" svg:x="39.6cm" svg:y="14.3cm" svg:viewBox="0 0 0 0" draw:points="0,0">
          <text:p/>
        </draw:polygon>
        <draw:polygon draw:style-name="gr5" draw:text-style-name="P1" draw:layer="layout" svg:width="2.576cm" svg:height="0.995cm" svg:x="40.535cm" svg:y="15.058cm" svg:viewBox="0 0 2577 996" draw:points="0,996 0,0 2577,0 2577,996">
          <text:p text:style-name="P1">master</text:p>
        </draw:polygon>
        <draw:polygon draw:style-name="gr4" draw:text-style-name="P1" draw:layer="layout" svg:width="0cm" svg:height="0cm" svg:x="40.513cm" svg:y="15.959cm" svg:viewBox="0 0 0 0" draw:points="0,0">
          <text:p/>
        </draw:polygon>
        <draw:polygon draw:style-name="gr4" draw:text-style-name="P1" draw:layer="layout" svg:width="1.1cm" svg:height="2.2cm" svg:x="41.312cm" svg:y="16.058cm" svg:viewBox="0 0 1101 2201" draw:points="275,0 275,1650 0,1650 550,2201 1101,1650 825,1650 825,0">
          <text:p/>
        </draw:polygon>
        <draw:polygon draw:style-name="gr4" draw:text-style-name="P1" draw:layer="layout" svg:width="0cm" svg:height="0cm" svg:x="41.312cm" svg:y="16.058cm" svg:viewBox="0 0 0 0" draw:points="0,0">
          <text:p/>
        </draw:polygon>
        <draw:polygon draw:style-name="gr4" draw:text-style-name="P1" draw:layer="layout" svg:width="0cm" svg:height="0cm" svg:x="42.413cm" svg:y="18.459cm" svg:viewBox="0 0 0 0" draw:points="0,0">
          <text:p/>
        </draw:polygon>
        <draw:polygon draw:style-name="gr6" draw:text-style-name="P1" draw:layer="layout" svg:width="0cm" svg:height="0cm" svg:x="36.988cm" svg:y="28.741cm" svg:viewBox="0 0 0 0" draw:points="0,0">
          <text:p/>
        </draw:polygon>
        <draw:polygon draw:style-name="gr7" draw:text-style-name="P1" draw:layer="layout" svg:width="2.576cm" svg:height="0.995cm" svg:x="36.123cm" svg:y="29.899cm" svg:viewBox="0 0 2577 996" draw:points="0,996 0,0 2577,0 2577,996">
          <text:p text:style-name="P1">next</text:p>
        </draw:polygon>
        <draw:polygon draw:style-name="gr6" draw:text-style-name="P1" draw:layer="layout" svg:width="0cm" svg:height="0cm" svg:x="36.101cm" svg:y="30.8cm" svg:viewBox="0 0 0 0" draw:points="0,0">
          <text:p/>
        </draw:polygon>
        <draw:polygon draw:style-name="gr6" draw:text-style-name="P1" draw:layer="layout" svg:width="0cm" svg:height="0cm" svg:x="36.9cm" svg:y="30.899cm" svg:viewBox="0 0 0 0" draw:points="0,0">
          <text:p/>
        </draw:polygon>
        <draw:polygon draw:style-name="gr4" draw:text-style-name="P1" draw:layer="layout" svg:width="0cm" svg:height="0cm" svg:x="33.301cm" svg:y="29.9cm" svg:viewBox="0 0 0 0" draw:points="0,0">
          <text:p/>
        </draw:polygon>
        <draw:custom-shape draw:style-name="gr8" draw:text-style-name="P1" draw:layer="layout" svg:width="1cm" svg:height="2.1cm" svg:x="36.788cm" svg:y="27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1cm" svg:height="3.7cm" svg:x="29.7cm" svg:y="23.9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cm" svg:height="3.7cm" svg:x="29.539cm" svg:y="18.788cm">
          <text:p text:style-name="P1">C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7.451cm" svg:y1="20.758cm" svg:x2="29.75cm" svg:y2="20.7cm">
          <text:p/>
        </draw:line>
        <draw:line draw:style-name="gr3" draw:text-style-name="P1" draw:layer="layout" svg:x1="27cm" svg:y1="22.8cm" svg:x2="29.099cm" svg:y2="25.842cm">
          <text:p/>
        </draw:line>
        <draw:custom-shape draw:style-name="gr2" draw:text-style-name="P1" draw:layer="layout" svg:width="3.1cm" svg:height="3.7cm" svg:x="35.582cm" svg:y="24.1cm">
          <text:p text:style-name="P1">C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3cm" svg:y1="25.958cm" svg:x2="35.299cm" svg:y2="25.9cm">
          <text:p/>
        </draw:line>
        <draw:line draw:style-name="gr3" draw:text-style-name="P1" draw:layer="layout" svg:x1="33.272cm" svg:y1="20.705cm" svg:x2="39.9cm" svg:y2="20.7cm">
          <text:p/>
        </draw:line>
        <draw:line draw:style-name="gr3" draw:text-style-name="P1" draw:layer="layout" svg:x1="39.101cm" svg:y1="25.558cm" svg:x2="40.9cm" svg:y2="22.5cm">
          <text:p/>
        </draw:line>
        <draw:custom-shape draw:style-name="gr2" draw:text-style-name="P1" draw:layer="layout" svg:width="3.1cm" svg:height="3.7cm" svg:x="40.2cm" svg:y="18.5cm">
          <text:p text:style-name="P1">C7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0T21:25:19.420718764</dc:date>
    <meta:editing-duration>PT8H32M42S</meta:editing-duration>
    <meta:editing-cycles>224</meta:editing-cycles>
    <meta:generator>LibreOffice/4.2.6.3$Linux_x86 LibreOffice_project/420m0$Build-3</meta:generator>
    <meta:document-statistic meta:object-count="27"/>
  </office:meta>
</office:document-meta>
</file>